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5.804cm" fo:min-width="0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5.80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0.777cm" fo:min-width="1.554cm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507cm" fo:min-width="4.4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31cm" fo:min-width="1.32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31cm" fo:min-width="1.27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31cm" fo:min-width="1.362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9" draw:id="id89" draw:layer="layout" svg:width="4.064cm" svg:height="1.778cm" svg:x="8.604cm" svg:y="3.88cm">
          <text:p text:style-name="P1">Rectifier/Fi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02" draw:id="id102" draw:layer="layout" svg:width="4.064cm" svg:height="1.905cm" svg:x="8.704cm" svg:y="1.459cm">
          <text:p text:style-name="P1">Mains Pow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6" draw:id="id96" draw:layer="layout" svg:width="0.217cm" svg:height="6.054cm" svg:x="2.717cm" svg:y="8.4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0" draw:id="id90" draw:layer="layout" svg:width="0.216cm" svg:height="6.054cm" svg:x="2.122cm" svg:y="8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.473cm" svg:y="15.3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4.972cm" svg:height="0.757cm" draw:transform="rotate (1.5707963267949) translate (1.581cm 20.6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4.972cm" svg:height="0.757cm" draw:transform="rotate (1.5707963267949) translate (2.662cm 20.6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4.972cm" svg:height="0.757cm" draw:transform="rotate (1.5707963267949) translate (2.662cm 26.005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972cm" svg:height="0.757cm" draw:transform="rotate (1.5707963267949) translate (1.581cm 26.005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1.822cm" svg:height="1.081cm" svg:x="1.604cm" svg:y="11.713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1.777cm" svg:height="1.081cm" svg:x="1.604cm" svg:y="13.013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1.862cm" svg:height="1.081cm" svg:x="1.604cm" svg:y="10.459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" draw:id="id1" draw:layer="layout" svg:width="1.862cm" svg:height="1.081cm" svg:x="1.604cm" svg:y="9.182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.604cm" svg:y1="9.722cm" svg:x2="1.959cm" svg:y2="21.033cm" draw:start-shape="id1" draw:start-glue-point="3" draw:end-shape="id2" draw:end-glue-point="1" svg:d="M1604 9722h-501v5926h856v5385" svg:viewBox="0 0 857 11312">
          <text:p/>
        </draw:connector>
        <draw:connector draw:style-name="gr10" draw:text-style-name="P1" draw:layer="layout" draw:line-skew="0cm 4.653cm" svg:x1="1.604cm" svg:y1="10.999cm" svg:x2="3.04cm" svg:y2="21.033cm" draw:start-shape="id3" draw:start-glue-point="3" draw:end-shape="id4" draw:end-glue-point="1" svg:d="M1604 10999h-501v9940h1937v94" svg:viewBox="0 0 1938 10035">
          <text:p/>
        </draw:connector>
        <draw:connector draw:style-name="gr10" draw:text-style-name="P1" draw:layer="layout" svg:x1="1.604cm" svg:y1="12.253cm" svg:x2="1.959cm" svg:y2="15.628cm" draw:start-shape="id5" draw:start-glue-point="3" draw:end-shape="id6" draw:end-glue-point="1" svg:d="M1604 12253h-509v1958h864v1417" svg:viewBox="0 0 865 3376">
          <text:p/>
        </draw:connector>
        <draw:connector draw:style-name="gr10" draw:text-style-name="P1" draw:layer="layout" svg:x1="1.604cm" svg:y1="13.553cm" svg:x2="3.04cm" svg:y2="15.628cm" draw:start-shape="id7" draw:start-glue-point="3" draw:end-shape="id8" draw:end-glue-point="1" svg:d="M1604 13553h-533v1308h1969v767" svg:viewBox="0 0 1970 2076">
          <text:p/>
        </draw:connector>
        <draw:connector draw:style-name="gr10" draw:text-style-name="P1" draw:layer="layout" svg:x1="3.381cm" svg:y1="13.553cm" svg:x2="3.04cm" svg:y2="20.6cm" draw:start-shape="id7" draw:start-glue-point="1" draw:end-shape="id8" draw:end-glue-point="3" svg:d="M3381 13553h538v7548h-879v-501" svg:viewBox="0 0 880 7549">
          <text:p/>
        </draw:connector>
        <draw:connector draw:style-name="gr10" draw:text-style-name="P1" draw:layer="layout" svg:x1="3.426cm" svg:y1="12.253cm" svg:x2="1.959cm" svg:y2="20.6cm" draw:start-shape="id5" draw:start-glue-point="1" draw:end-shape="id6" draw:end-glue-point="3" svg:d="M3426 12253h508v8848h-1975v-501" svg:viewBox="0 0 1976 8849">
          <text:p/>
        </draw:connector>
        <draw:connector draw:style-name="gr10" draw:text-style-name="P1" draw:layer="layout" svg:x1="3.466cm" svg:y1="10.999cm" svg:x2="3.04cm" svg:y2="26.005cm" draw:start-shape="id3" draw:start-glue-point="1" draw:end-shape="id4" draw:end-glue-point="3" svg:d="M3466 10999h501v15507h-927v-501" svg:viewBox="0 0 928 15508">
          <text:p/>
        </draw:connector>
        <draw:connector draw:style-name="gr10" draw:text-style-name="P1" draw:layer="layout" svg:x1="3.466cm" svg:y1="9.722cm" svg:x2="1.959cm" svg:y2="26.005cm" draw:start-shape="id1" draw:start-glue-point="1" draw:end-shape="id2" draw:end-glue-point="3" svg:d="M3466 9722h501v16784h-2008v-501" svg:viewBox="0 0 2009 16785">
          <text:p/>
        </draw:connector>
        <draw:custom-shape draw:style-name="gr3" draw:text-style-name="P2" xml:id="id97" draw:id="id97" draw:layer="layout" svg:width="0.217cm" svg:height="6.054cm" svg:x="6.117cm" svg:y="8.4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1" draw:id="id91" draw:layer="layout" svg:width="0.216cm" svg:height="6.054cm" svg:x="5.522cm" svg:y="8.4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4.873cm" svg:y="15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4.972cm" svg:height="0.757cm" draw:transform="rotate (1.5707963267949) translate (4.981cm 20.601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16" draw:id="id16" draw:layer="layout" svg:width="4.972cm" svg:height="0.757cm" draw:transform="rotate (1.5707963267949) translate (6.062cm 20.601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4.972cm" svg:height="0.757cm" draw:transform="rotate (1.5707963267949) translate (6.062cm 26.006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4.972cm" svg:height="0.757cm" draw:transform="rotate (1.5707963267949) translate (4.981cm 26.006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1.822cm" svg:height="1.081cm" svg:x="5.004cm" svg:y="11.714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1.777cm" svg:height="1.081cm" svg:x="5.004cm" svg:y="13.014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1.862cm" svg:height="1.081cm" svg:x="5.004cm" svg:y="10.4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9" draw:id="id9" draw:layer="layout" svg:width="1.862cm" svg:height="1.081cm" svg:x="5.004cm" svg:y="9.18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5.004cm" svg:y1="9.723cm" svg:x2="5.359cm" svg:y2="21.034cm" draw:start-shape="id9" draw:start-glue-point="3" draw:end-shape="id10" draw:end-glue-point="1" svg:d="M5004 9723h-501v5926h856v5385" svg:viewBox="0 0 857 11312">
          <text:p/>
        </draw:connector>
        <draw:connector draw:style-name="gr10" draw:text-style-name="P1" draw:layer="layout" draw:line-skew="0cm 4.653cm" svg:x1="5.004cm" svg:y1="11cm" svg:x2="6.44cm" svg:y2="21.034cm" draw:start-shape="id11" draw:start-glue-point="3" draw:end-shape="id12" draw:end-glue-point="1" svg:d="M5004 11000h-501v9940h1937v94" svg:viewBox="0 0 1938 10035">
          <text:p/>
        </draw:connector>
        <draw:connector draw:style-name="gr10" draw:text-style-name="P1" draw:layer="layout" svg:x1="5.004cm" svg:y1="12.254cm" svg:x2="5.359cm" svg:y2="15.629cm" draw:start-shape="id13" draw:start-glue-point="3" draw:end-shape="id14" draw:end-glue-point="1" svg:d="M5004 12254h-509v1958h864v1417" svg:viewBox="0 0 865 3376">
          <text:p/>
        </draw:connector>
        <draw:connector draw:style-name="gr10" draw:text-style-name="P1" draw:layer="layout" svg:x1="5.004cm" svg:y1="13.554cm" svg:x2="6.44cm" svg:y2="15.629cm" draw:start-shape="id15" draw:start-glue-point="3" draw:end-shape="id16" draw:end-glue-point="1" svg:d="M5004 13554h-533v1308h1969v767" svg:viewBox="0 0 1970 2076">
          <text:p/>
        </draw:connector>
        <draw:connector draw:style-name="gr10" draw:text-style-name="P1" draw:layer="layout" svg:x1="6.781cm" svg:y1="13.554cm" svg:x2="6.44cm" svg:y2="20.601cm" draw:start-shape="id15" draw:start-glue-point="1" draw:end-shape="id16" draw:end-glue-point="3" svg:d="M6781 13554h538v7548h-879v-501" svg:viewBox="0 0 880 7549">
          <text:p/>
        </draw:connector>
        <draw:connector draw:style-name="gr10" draw:text-style-name="P1" draw:layer="layout" svg:x1="6.826cm" svg:y1="12.254cm" svg:x2="5.359cm" svg:y2="20.601cm" draw:start-shape="id13" draw:start-glue-point="1" draw:end-shape="id14" draw:end-glue-point="3" svg:d="M6826 12254h508v8848h-1975v-501" svg:viewBox="0 0 1976 8849">
          <text:p/>
        </draw:connector>
        <draw:connector draw:style-name="gr10" draw:text-style-name="P1" draw:layer="layout" svg:x1="6.866cm" svg:y1="11cm" svg:x2="6.44cm" svg:y2="26.006cm" draw:start-shape="id11" draw:start-glue-point="1" draw:end-shape="id12" draw:end-glue-point="3" svg:d="M6866 11000h501v15507h-927v-501" svg:viewBox="0 0 928 15508">
          <text:p/>
        </draw:connector>
        <draw:connector draw:style-name="gr10" draw:text-style-name="P1" draw:layer="layout" svg:x1="6.866cm" svg:y1="9.723cm" svg:x2="5.359cm" svg:y2="26.006cm" draw:start-shape="id9" draw:start-glue-point="1" draw:end-shape="id10" draw:end-glue-point="3" svg:d="M6866 9723h501v16784h-2008v-501" svg:viewBox="0 0 2009 16785">
          <text:p/>
        </draw:connector>
        <draw:custom-shape draw:style-name="gr3" draw:text-style-name="P2" draw:layer="layout" svg:width="0.217cm" svg:height="6.054cm" svg:x="9.417cm" svg:y="8.4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16cm" svg:height="6.054cm" svg:x="8.822cm" svg:y="8.4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8.173cm" svg:y="15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2" draw:id="id22" draw:layer="layout" svg:width="4.972cm" svg:height="0.757cm" draw:transform="rotate (1.5707963267949) translate (8.281cm 20.602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24" draw:id="id24" draw:layer="layout" svg:width="4.972cm" svg:height="0.757cm" draw:transform="rotate (1.5707963267949) translate (9.362cm 20.602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20" draw:id="id20" draw:layer="layout" svg:width="4.972cm" svg:height="0.757cm" draw:transform="rotate (1.5707963267949) translate (9.362cm 26.007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18" draw:id="id18" draw:layer="layout" svg:width="4.972cm" svg:height="0.757cm" draw:transform="rotate (1.5707963267949) translate (8.281cm 26.007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1.822cm" svg:height="1.081cm" svg:x="8.304cm" svg:y="11.715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23" draw:id="id23" draw:layer="layout" svg:width="1.777cm" svg:height="1.081cm" svg:x="8.304cm" svg:y="13.015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19" draw:id="id19" draw:layer="layout" svg:width="1.862cm" svg:height="1.081cm" svg:x="8.304cm" svg:y="10.461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7" draw:id="id17" draw:layer="layout" svg:width="1.862cm" svg:height="1.081cm" svg:x="8.304cm" svg:y="9.184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8.304cm" svg:y1="9.724cm" svg:x2="8.659cm" svg:y2="21.035cm" draw:start-shape="id17" draw:start-glue-point="3" draw:end-shape="id18" draw:end-glue-point="1" svg:d="M8304 9724h-501v5926h856v5385" svg:viewBox="0 0 857 11312">
          <text:p/>
        </draw:connector>
        <draw:connector draw:style-name="gr10" draw:text-style-name="P1" draw:layer="layout" draw:line-skew="0cm 4.653cm" svg:x1="8.304cm" svg:y1="11.001cm" svg:x2="9.74cm" svg:y2="21.035cm" draw:start-shape="id19" draw:start-glue-point="3" draw:end-shape="id20" draw:end-glue-point="1" svg:d="M8304 11001h-501v9940h1937v94" svg:viewBox="0 0 1938 10035">
          <text:p/>
        </draw:connector>
        <draw:connector draw:style-name="gr10" draw:text-style-name="P1" draw:layer="layout" svg:x1="8.304cm" svg:y1="12.255cm" svg:x2="8.659cm" svg:y2="15.63cm" draw:start-shape="id21" draw:start-glue-point="3" draw:end-shape="id22" draw:end-glue-point="1" svg:d="M8304 12255h-509v1958h864v1417" svg:viewBox="0 0 865 3376">
          <text:p/>
        </draw:connector>
        <draw:connector draw:style-name="gr10" draw:text-style-name="P1" draw:layer="layout" svg:x1="8.304cm" svg:y1="13.555cm" svg:x2="9.74cm" svg:y2="15.63cm" draw:start-shape="id23" draw:start-glue-point="3" draw:end-shape="id24" draw:end-glue-point="1" svg:d="M8304 13555h-533v1308h1969v767" svg:viewBox="0 0 1970 2076">
          <text:p/>
        </draw:connector>
        <draw:connector draw:style-name="gr10" draw:text-style-name="P1" draw:layer="layout" svg:x1="10.081cm" svg:y1="13.555cm" svg:x2="9.74cm" svg:y2="20.602cm" draw:start-shape="id23" draw:start-glue-point="1" draw:end-shape="id24" draw:end-glue-point="3" svg:d="M10081 13555h538v7548h-879v-501" svg:viewBox="0 0 880 7549">
          <text:p/>
        </draw:connector>
        <draw:connector draw:style-name="gr10" draw:text-style-name="P1" draw:layer="layout" svg:x1="10.126cm" svg:y1="12.255cm" svg:x2="8.659cm" svg:y2="20.602cm" draw:start-shape="id21" draw:start-glue-point="1" draw:end-shape="id22" draw:end-glue-point="3" svg:d="M10126 12255h508v8848h-1975v-501" svg:viewBox="0 0 1976 8849">
          <text:p/>
        </draw:connector>
        <draw:connector draw:style-name="gr10" draw:text-style-name="P1" draw:layer="layout" svg:x1="10.166cm" svg:y1="11.001cm" svg:x2="9.74cm" svg:y2="26.007cm" draw:start-shape="id19" draw:start-glue-point="1" draw:end-shape="id20" draw:end-glue-point="3" svg:d="M10166 11001h501v15507h-927v-501" svg:viewBox="0 0 928 15508">
          <text:p/>
        </draw:connector>
        <draw:connector draw:style-name="gr10" draw:text-style-name="P1" draw:layer="layout" svg:x1="10.166cm" svg:y1="9.724cm" svg:x2="8.659cm" svg:y2="26.007cm" draw:start-shape="id17" draw:start-glue-point="1" draw:end-shape="id18" draw:end-glue-point="3" svg:d="M10166 9724h501v16784h-2008v-501" svg:viewBox="0 0 2009 16785">
          <text:p/>
        </draw:connector>
        <draw:custom-shape draw:style-name="gr3" draw:text-style-name="P2" xml:id="id98" draw:id="id98" draw:layer="layout" svg:width="0.217cm" svg:height="6.054cm" svg:x="9.417cm" svg:y="8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2" draw:id="id92" draw:layer="layout" svg:width="0.216cm" svg:height="6.054cm" svg:x="8.822cm" svg:y="8.4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8.173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4.972cm" svg:height="0.757cm" draw:transform="rotate (1.5707963267949) translate (8.281cm 20.603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32" draw:id="id32" draw:layer="layout" svg:width="4.972cm" svg:height="0.757cm" draw:transform="rotate (1.5707963267949) translate (9.362cm 20.603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28" draw:id="id28" draw:layer="layout" svg:width="4.972cm" svg:height="0.757cm" draw:transform="rotate (1.5707963267949) translate (9.362cm 26.008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26" draw:id="id26" draw:layer="layout" svg:width="4.972cm" svg:height="0.757cm" draw:transform="rotate (1.5707963267949) translate (8.281cm 26.008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29" draw:id="id29" draw:layer="layout" svg:width="1.822cm" svg:height="1.081cm" svg:x="8.304cm" svg:y="11.716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31" draw:id="id31" draw:layer="layout" svg:width="1.777cm" svg:height="1.081cm" svg:x="8.304cm" svg:y="13.016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27" draw:id="id27" draw:layer="layout" svg:width="1.862cm" svg:height="1.081cm" svg:x="8.304cm" svg:y="10.462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25" draw:id="id25" draw:layer="layout" svg:width="1.862cm" svg:height="1.081cm" svg:x="8.304cm" svg:y="9.185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8.304cm" svg:y1="9.725cm" svg:x2="8.659cm" svg:y2="21.036cm" draw:start-shape="id25" draw:start-glue-point="3" draw:end-shape="id26" draw:end-glue-point="1" svg:d="M8304 9725h-501v5926h856v5385" svg:viewBox="0 0 857 11312">
          <text:p/>
        </draw:connector>
        <draw:connector draw:style-name="gr10" draw:text-style-name="P1" draw:layer="layout" draw:line-skew="0cm 4.653cm" svg:x1="8.304cm" svg:y1="11.002cm" svg:x2="9.74cm" svg:y2="21.036cm" draw:start-shape="id27" draw:start-glue-point="3" draw:end-shape="id28" draw:end-glue-point="1" svg:d="M8304 11002h-501v9940h1937v94" svg:viewBox="0 0 1938 10035">
          <text:p/>
        </draw:connector>
        <draw:connector draw:style-name="gr10" draw:text-style-name="P1" draw:layer="layout" svg:x1="8.304cm" svg:y1="12.256cm" svg:x2="8.659cm" svg:y2="15.631cm" draw:start-shape="id29" draw:start-glue-point="3" draw:end-shape="id30" draw:end-glue-point="1" svg:d="M8304 12256h-509v1958h864v1417" svg:viewBox="0 0 865 3376">
          <text:p/>
        </draw:connector>
        <draw:connector draw:style-name="gr10" draw:text-style-name="P1" draw:layer="layout" svg:x1="8.304cm" svg:y1="13.556cm" svg:x2="9.74cm" svg:y2="15.631cm" draw:start-shape="id31" draw:start-glue-point="3" draw:end-shape="id32" draw:end-glue-point="1" svg:d="M8304 13556h-533v1308h1969v767" svg:viewBox="0 0 1970 2076">
          <text:p/>
        </draw:connector>
        <draw:connector draw:style-name="gr10" draw:text-style-name="P1" draw:layer="layout" svg:x1="10.081cm" svg:y1="13.556cm" svg:x2="9.74cm" svg:y2="20.603cm" draw:start-shape="id31" draw:start-glue-point="1" draw:end-shape="id32" draw:end-glue-point="3" svg:d="M10081 13556h538v7548h-879v-501" svg:viewBox="0 0 880 7549">
          <text:p/>
        </draw:connector>
        <draw:connector draw:style-name="gr10" draw:text-style-name="P1" draw:layer="layout" svg:x1="10.126cm" svg:y1="12.256cm" svg:x2="8.659cm" svg:y2="20.603cm" draw:start-shape="id29" draw:start-glue-point="1" draw:end-shape="id30" draw:end-glue-point="3" svg:d="M10126 12256h508v8848h-1975v-501" svg:viewBox="0 0 1976 8849">
          <text:p/>
        </draw:connector>
        <draw:connector draw:style-name="gr10" draw:text-style-name="P1" draw:layer="layout" svg:x1="10.166cm" svg:y1="11.002cm" svg:x2="9.74cm" svg:y2="26.008cm" draw:start-shape="id27" draw:start-glue-point="1" draw:end-shape="id28" draw:end-glue-point="3" svg:d="M10166 11002h501v15507h-927v-501" svg:viewBox="0 0 928 15508">
          <text:p/>
        </draw:connector>
        <draw:connector draw:style-name="gr10" draw:text-style-name="P1" draw:layer="layout" svg:x1="10.166cm" svg:y1="9.725cm" svg:x2="8.659cm" svg:y2="26.008cm" draw:start-shape="id25" draw:start-glue-point="1" draw:end-shape="id26" draw:end-glue-point="3" svg:d="M10166 9725h501v16784h-2008v-501" svg:viewBox="0 0 2009 16785">
          <text:p/>
        </draw:connector>
        <draw:custom-shape draw:style-name="gr3" draw:text-style-name="P2" draw:layer="layout" svg:width="0.217cm" svg:height="6.054cm" svg:x="12.817cm" svg:y="8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16cm" svg:height="6.054cm" svg:x="12.222cm" svg:y="8.4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1.573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8" draw:id="id38" draw:layer="layout" svg:width="4.972cm" svg:height="0.757cm" draw:transform="rotate (1.5707963267949) translate (11.681cm 20.603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40" draw:id="id40" draw:layer="layout" svg:width="4.972cm" svg:height="0.757cm" draw:transform="rotate (1.5707963267949) translate (12.762cm 20.603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36" draw:id="id36" draw:layer="layout" svg:width="4.972cm" svg:height="0.757cm" draw:transform="rotate (1.5707963267949) translate (12.762cm 26.008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34" draw:id="id34" draw:layer="layout" svg:width="4.972cm" svg:height="0.757cm" draw:transform="rotate (1.5707963267949) translate (11.681cm 26.008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1.822cm" svg:height="1.081cm" svg:x="11.704cm" svg:y="11.716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39" draw:id="id39" draw:layer="layout" svg:width="1.777cm" svg:height="1.081cm" svg:x="11.704cm" svg:y="13.016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35" draw:id="id35" draw:layer="layout" svg:width="1.862cm" svg:height="1.081cm" svg:x="11.704cm" svg:y="10.462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33" draw:id="id33" draw:layer="layout" svg:width="1.862cm" svg:height="1.081cm" svg:x="11.704cm" svg:y="9.185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704cm" svg:y1="9.725cm" svg:x2="12.059cm" svg:y2="21.036cm" draw:start-shape="id33" draw:start-glue-point="3" draw:end-shape="id34" draw:end-glue-point="1" svg:d="M11704 9725h-501v5926h856v5385" svg:viewBox="0 0 857 11312">
          <text:p/>
        </draw:connector>
        <draw:connector draw:style-name="gr10" draw:text-style-name="P1" draw:layer="layout" draw:line-skew="0cm 4.653cm" svg:x1="11.704cm" svg:y1="11.002cm" svg:x2="13.14cm" svg:y2="21.036cm" draw:start-shape="id35" draw:start-glue-point="3" draw:end-shape="id36" draw:end-glue-point="1" svg:d="M11704 11002h-501v9940h1937v94" svg:viewBox="0 0 1938 10035">
          <text:p/>
        </draw:connector>
        <draw:connector draw:style-name="gr10" draw:text-style-name="P1" draw:layer="layout" svg:x1="11.704cm" svg:y1="12.256cm" svg:x2="12.059cm" svg:y2="15.631cm" draw:start-shape="id37" draw:start-glue-point="3" draw:end-shape="id38" draw:end-glue-point="1" svg:d="M11704 12256h-509v1958h864v1417" svg:viewBox="0 0 865 3376">
          <text:p/>
        </draw:connector>
        <draw:connector draw:style-name="gr10" draw:text-style-name="P1" draw:layer="layout" svg:x1="11.704cm" svg:y1="13.556cm" svg:x2="13.14cm" svg:y2="15.631cm" draw:start-shape="id39" draw:start-glue-point="3" draw:end-shape="id40" draw:end-glue-point="1" svg:d="M11704 13556h-533v1308h1969v767" svg:viewBox="0 0 1970 2076">
          <text:p/>
        </draw:connector>
        <draw:connector draw:style-name="gr10" draw:text-style-name="P1" draw:layer="layout" svg:x1="13.481cm" svg:y1="13.556cm" svg:x2="13.14cm" svg:y2="20.603cm" draw:start-shape="id39" draw:start-glue-point="1" draw:end-shape="id40" draw:end-glue-point="3" svg:d="M13481 13556h538v7548h-879v-501" svg:viewBox="0 0 880 7549">
          <text:p/>
        </draw:connector>
        <draw:connector draw:style-name="gr10" draw:text-style-name="P1" draw:layer="layout" svg:x1="13.526cm" svg:y1="12.256cm" svg:x2="12.059cm" svg:y2="20.603cm" draw:start-shape="id37" draw:start-glue-point="1" draw:end-shape="id38" draw:end-glue-point="3" svg:d="M13526 12256h508v8848h-1975v-501" svg:viewBox="0 0 1976 8849">
          <text:p/>
        </draw:connector>
        <draw:connector draw:style-name="gr10" draw:text-style-name="P1" draw:layer="layout" svg:x1="13.566cm" svg:y1="11.002cm" svg:x2="13.14cm" svg:y2="26.008cm" draw:start-shape="id35" draw:start-glue-point="1" draw:end-shape="id36" draw:end-glue-point="3" svg:d="M13566 11002h501v15507h-927v-501" svg:viewBox="0 0 928 15508">
          <text:p/>
        </draw:connector>
        <draw:connector draw:style-name="gr10" draw:text-style-name="P1" draw:layer="layout" svg:x1="13.566cm" svg:y1="9.725cm" svg:x2="12.059cm" svg:y2="26.008cm" draw:start-shape="id33" draw:start-glue-point="1" draw:end-shape="id34" draw:end-glue-point="3" svg:d="M13566 9725h501v16784h-2008v-501" svg:viewBox="0 0 2009 16785">
          <text:p/>
        </draw:connector>
        <draw:custom-shape draw:style-name="gr3" draw:text-style-name="P2" draw:layer="layout" svg:width="0.217cm" svg:height="6.054cm" svg:x="12.817cm" svg:y="8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16cm" svg:height="6.054cm" svg:x="12.222cm" svg:y="8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1.573cm" svg:y="15.3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6" draw:id="id46" draw:layer="layout" svg:width="4.972cm" svg:height="0.757cm" draw:transform="rotate (1.5707963267949) translate (11.681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48" draw:id="id48" draw:layer="layout" svg:width="4.972cm" svg:height="0.757cm" draw:transform="rotate (1.5707963267949) translate (12.762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44" draw:id="id44" draw:layer="layout" svg:width="4.972cm" svg:height="0.757cm" draw:transform="rotate (1.5707963267949) translate (12.762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42" draw:id="id42" draw:layer="layout" svg:width="4.972cm" svg:height="0.757cm" draw:transform="rotate (1.5707963267949) translate (11.681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45" draw:id="id45" draw:layer="layout" svg:width="1.822cm" svg:height="1.081cm" svg:x="11.704cm" svg:y="11.7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47" draw:id="id47" draw:layer="layout" svg:width="1.777cm" svg:height="1.081cm" svg:x="11.704cm" svg:y="13.0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43" draw:id="id43" draw:layer="layout" svg:width="1.862cm" svg:height="1.081cm" svg:x="11.704cm" svg:y="10.46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1" draw:id="id41" draw:layer="layout" svg:width="1.862cm" svg:height="1.081cm" svg:x="11.704cm" svg:y="9.18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704cm" svg:y1="9.726cm" svg:x2="12.059cm" svg:y2="21.037cm" draw:start-shape="id41" draw:start-glue-point="3" draw:end-shape="id42" draw:end-glue-point="1" svg:d="M11704 9726h-501v5926h856v5385" svg:viewBox="0 0 857 11312">
          <text:p/>
        </draw:connector>
        <draw:connector draw:style-name="gr10" draw:text-style-name="P1" draw:layer="layout" draw:line-skew="0cm 4.653cm" svg:x1="11.704cm" svg:y1="11.003cm" svg:x2="13.14cm" svg:y2="21.037cm" draw:start-shape="id43" draw:start-glue-point="3" draw:end-shape="id44" draw:end-glue-point="1" svg:d="M11704 11003h-501v9940h1937v94" svg:viewBox="0 0 1938 10035">
          <text:p/>
        </draw:connector>
        <draw:connector draw:style-name="gr10" draw:text-style-name="P1" draw:layer="layout" svg:x1="11.704cm" svg:y1="12.257cm" svg:x2="12.059cm" svg:y2="15.632cm" draw:start-shape="id45" draw:start-glue-point="3" draw:end-shape="id46" draw:end-glue-point="1" svg:d="M11704 12257h-509v1958h864v1417" svg:viewBox="0 0 865 3376">
          <text:p/>
        </draw:connector>
        <draw:connector draw:style-name="gr10" draw:text-style-name="P1" draw:layer="layout" svg:x1="11.704cm" svg:y1="13.557cm" svg:x2="13.14cm" svg:y2="15.632cm" draw:start-shape="id47" draw:start-glue-point="3" draw:end-shape="id48" draw:end-glue-point="1" svg:d="M11704 13557h-533v1308h1969v767" svg:viewBox="0 0 1970 2076">
          <text:p/>
        </draw:connector>
        <draw:connector draw:style-name="gr10" draw:text-style-name="P1" draw:layer="layout" svg:x1="13.481cm" svg:y1="13.557cm" svg:x2="13.14cm" svg:y2="20.604cm" draw:start-shape="id47" draw:start-glue-point="1" draw:end-shape="id48" draw:end-glue-point="3" svg:d="M13481 13557h538v7548h-879v-501" svg:viewBox="0 0 880 7549">
          <text:p/>
        </draw:connector>
        <draw:connector draw:style-name="gr10" draw:text-style-name="P1" draw:layer="layout" svg:x1="13.526cm" svg:y1="12.257cm" svg:x2="12.059cm" svg:y2="20.604cm" draw:start-shape="id45" draw:start-glue-point="1" draw:end-shape="id46" draw:end-glue-point="3" svg:d="M13526 12257h508v8848h-1975v-501" svg:viewBox="0 0 1976 8849">
          <text:p/>
        </draw:connector>
        <draw:connector draw:style-name="gr10" draw:text-style-name="P1" draw:layer="layout" svg:x1="13.566cm" svg:y1="11.003cm" svg:x2="13.14cm" svg:y2="26.009cm" draw:start-shape="id43" draw:start-glue-point="1" draw:end-shape="id44" draw:end-glue-point="3" svg:d="M13566 11003h501v15507h-927v-501" svg:viewBox="0 0 928 15508">
          <text:p/>
        </draw:connector>
        <draw:connector draw:style-name="gr10" draw:text-style-name="P1" draw:layer="layout" svg:x1="13.566cm" svg:y1="9.726cm" svg:x2="12.059cm" svg:y2="26.009cm" draw:start-shape="id41" draw:start-glue-point="1" draw:end-shape="id42" draw:end-glue-point="3" svg:d="M13566 9726h501v16784h-2008v-501" svg:viewBox="0 0 2009 16785">
          <text:p/>
        </draw:connector>
        <draw:custom-shape draw:style-name="gr3" draw:text-style-name="P2" draw:layer="layout" svg:width="0.217cm" svg:height="6.054cm" svg:x="12.817cm" svg:y="8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16cm" svg:height="6.054cm" svg:x="12.222cm" svg:y="8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1.573cm" svg:y="15.3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54" draw:id="id54" draw:layer="layout" svg:width="4.972cm" svg:height="0.757cm" draw:transform="rotate (1.5707963267949) translate (11.681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56" draw:id="id56" draw:layer="layout" svg:width="4.972cm" svg:height="0.757cm" draw:transform="rotate (1.5707963267949) translate (12.762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52" draw:id="id52" draw:layer="layout" svg:width="4.972cm" svg:height="0.757cm" draw:transform="rotate (1.5707963267949) translate (12.762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50" draw:id="id50" draw:layer="layout" svg:width="4.972cm" svg:height="0.757cm" draw:transform="rotate (1.5707963267949) translate (11.681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53" draw:id="id53" draw:layer="layout" svg:width="1.822cm" svg:height="1.081cm" svg:x="11.704cm" svg:y="11.7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55" draw:id="id55" draw:layer="layout" svg:width="1.777cm" svg:height="1.081cm" svg:x="11.704cm" svg:y="13.0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51" draw:id="id51" draw:layer="layout" svg:width="1.862cm" svg:height="1.081cm" svg:x="11.704cm" svg:y="10.46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9" draw:id="id49" draw:layer="layout" svg:width="1.862cm" svg:height="1.081cm" svg:x="11.704cm" svg:y="9.18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704cm" svg:y1="9.726cm" svg:x2="12.059cm" svg:y2="21.037cm" draw:start-shape="id49" draw:start-glue-point="3" draw:end-shape="id50" draw:end-glue-point="1" svg:d="M11704 9726h-501v5926h856v5385" svg:viewBox="0 0 857 11312">
          <text:p/>
        </draw:connector>
        <draw:connector draw:style-name="gr10" draw:text-style-name="P1" draw:layer="layout" draw:line-skew="0cm 4.653cm" svg:x1="11.704cm" svg:y1="11.003cm" svg:x2="13.14cm" svg:y2="21.037cm" draw:start-shape="id51" draw:start-glue-point="3" draw:end-shape="id52" draw:end-glue-point="1" svg:d="M11704 11003h-501v9940h1937v94" svg:viewBox="0 0 1938 10035">
          <text:p/>
        </draw:connector>
        <draw:connector draw:style-name="gr10" draw:text-style-name="P1" draw:layer="layout" svg:x1="11.704cm" svg:y1="12.257cm" svg:x2="12.059cm" svg:y2="15.632cm" draw:start-shape="id53" draw:start-glue-point="3" draw:end-shape="id54" draw:end-glue-point="1" svg:d="M11704 12257h-509v1958h864v1417" svg:viewBox="0 0 865 3376">
          <text:p/>
        </draw:connector>
        <draw:connector draw:style-name="gr10" draw:text-style-name="P1" draw:layer="layout" svg:x1="11.704cm" svg:y1="13.557cm" svg:x2="13.14cm" svg:y2="15.632cm" draw:start-shape="id55" draw:start-glue-point="3" draw:end-shape="id56" draw:end-glue-point="1" svg:d="M11704 13557h-533v1308h1969v767" svg:viewBox="0 0 1970 2076">
          <text:p/>
        </draw:connector>
        <draw:connector draw:style-name="gr10" draw:text-style-name="P1" draw:layer="layout" svg:x1="13.481cm" svg:y1="13.557cm" svg:x2="13.14cm" svg:y2="20.604cm" draw:start-shape="id55" draw:start-glue-point="1" draw:end-shape="id56" draw:end-glue-point="3" svg:d="M13481 13557h538v7548h-879v-501" svg:viewBox="0 0 880 7549">
          <text:p/>
        </draw:connector>
        <draw:connector draw:style-name="gr10" draw:text-style-name="P1" draw:layer="layout" svg:x1="13.526cm" svg:y1="12.257cm" svg:x2="12.059cm" svg:y2="20.604cm" draw:start-shape="id53" draw:start-glue-point="1" draw:end-shape="id54" draw:end-glue-point="3" svg:d="M13526 12257h508v8848h-1975v-501" svg:viewBox="0 0 1976 8849">
          <text:p/>
        </draw:connector>
        <draw:connector draw:style-name="gr10" draw:text-style-name="P1" draw:layer="layout" svg:x1="13.566cm" svg:y1="11.003cm" svg:x2="13.14cm" svg:y2="26.009cm" draw:start-shape="id51" draw:start-glue-point="1" draw:end-shape="id52" draw:end-glue-point="3" svg:d="M13566 11003h501v15507h-927v-501" svg:viewBox="0 0 928 15508">
          <text:p/>
        </draw:connector>
        <draw:connector draw:style-name="gr10" draw:text-style-name="P1" draw:layer="layout" svg:x1="13.566cm" svg:y1="9.726cm" svg:x2="12.059cm" svg:y2="26.009cm" draw:start-shape="id49" draw:start-glue-point="1" draw:end-shape="id50" draw:end-glue-point="3" svg:d="M13566 9726h501v16784h-2008v-501" svg:viewBox="0 0 2009 16785">
          <text:p/>
        </draw:connector>
        <draw:custom-shape draw:style-name="gr3" draw:text-style-name="P2" draw:layer="layout" svg:width="0.217cm" svg:height="6.054cm" svg:x="12.817cm" svg:y="8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16cm" svg:height="6.054cm" svg:x="12.222cm" svg:y="8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1.573cm" svg:y="15.3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62" draw:id="id62" draw:layer="layout" svg:width="4.972cm" svg:height="0.757cm" draw:transform="rotate (1.5707963267949) translate (11.681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64" draw:id="id64" draw:layer="layout" svg:width="4.972cm" svg:height="0.757cm" draw:transform="rotate (1.5707963267949) translate (12.762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60" draw:id="id60" draw:layer="layout" svg:width="4.972cm" svg:height="0.757cm" draw:transform="rotate (1.5707963267949) translate (12.762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58" draw:id="id58" draw:layer="layout" svg:width="4.972cm" svg:height="0.757cm" draw:transform="rotate (1.5707963267949) translate (11.681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61" draw:id="id61" draw:layer="layout" svg:width="1.822cm" svg:height="1.081cm" svg:x="11.704cm" svg:y="11.7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63" draw:id="id63" draw:layer="layout" svg:width="1.777cm" svg:height="1.081cm" svg:x="11.704cm" svg:y="13.0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59" draw:id="id59" draw:layer="layout" svg:width="1.862cm" svg:height="1.081cm" svg:x="11.704cm" svg:y="10.46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7" draw:id="id57" draw:layer="layout" svg:width="1.862cm" svg:height="1.081cm" svg:x="11.704cm" svg:y="9.18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704cm" svg:y1="9.726cm" svg:x2="12.059cm" svg:y2="21.037cm" draw:start-shape="id57" draw:start-glue-point="3" draw:end-shape="id58" draw:end-glue-point="1" svg:d="M11704 9726h-501v5926h856v5385" svg:viewBox="0 0 857 11312">
          <text:p/>
        </draw:connector>
        <draw:connector draw:style-name="gr10" draw:text-style-name="P1" draw:layer="layout" draw:line-skew="0cm 4.653cm" svg:x1="11.704cm" svg:y1="11.003cm" svg:x2="13.14cm" svg:y2="21.037cm" draw:start-shape="id59" draw:start-glue-point="3" draw:end-shape="id60" draw:end-glue-point="1" svg:d="M11704 11003h-501v9940h1937v94" svg:viewBox="0 0 1938 10035">
          <text:p/>
        </draw:connector>
        <draw:connector draw:style-name="gr10" draw:text-style-name="P1" draw:layer="layout" svg:x1="11.704cm" svg:y1="12.257cm" svg:x2="12.059cm" svg:y2="15.632cm" draw:start-shape="id61" draw:start-glue-point="3" draw:end-shape="id62" draw:end-glue-point="1" svg:d="M11704 12257h-509v1958h864v1417" svg:viewBox="0 0 865 3376">
          <text:p/>
        </draw:connector>
        <draw:connector draw:style-name="gr10" draw:text-style-name="P1" draw:layer="layout" svg:x1="11.704cm" svg:y1="13.557cm" svg:x2="13.14cm" svg:y2="15.632cm" draw:start-shape="id63" draw:start-glue-point="3" draw:end-shape="id64" draw:end-glue-point="1" svg:d="M11704 13557h-533v1308h1969v767" svg:viewBox="0 0 1970 2076">
          <text:p/>
        </draw:connector>
        <draw:connector draw:style-name="gr10" draw:text-style-name="P1" draw:layer="layout" svg:x1="13.481cm" svg:y1="13.557cm" svg:x2="13.14cm" svg:y2="20.604cm" draw:start-shape="id63" draw:start-glue-point="1" draw:end-shape="id64" draw:end-glue-point="3" svg:d="M13481 13557h538v7548h-879v-501" svg:viewBox="0 0 880 7549">
          <text:p/>
        </draw:connector>
        <draw:connector draw:style-name="gr10" draw:text-style-name="P1" draw:layer="layout" svg:x1="13.526cm" svg:y1="12.257cm" svg:x2="12.059cm" svg:y2="20.604cm" draw:start-shape="id61" draw:start-glue-point="1" draw:end-shape="id62" draw:end-glue-point="3" svg:d="M13526 12257h508v8848h-1975v-501" svg:viewBox="0 0 1976 8849">
          <text:p/>
        </draw:connector>
        <draw:connector draw:style-name="gr10" draw:text-style-name="P1" draw:layer="layout" svg:x1="13.566cm" svg:y1="11.003cm" svg:x2="13.14cm" svg:y2="26.009cm" draw:start-shape="id59" draw:start-glue-point="1" draw:end-shape="id60" draw:end-glue-point="3" svg:d="M13566 11003h501v15507h-927v-501" svg:viewBox="0 0 928 15508">
          <text:p/>
        </draw:connector>
        <draw:connector draw:style-name="gr10" draw:text-style-name="P1" draw:layer="layout" svg:x1="13.566cm" svg:y1="9.726cm" svg:x2="12.059cm" svg:y2="26.009cm" draw:start-shape="id57" draw:start-glue-point="1" draw:end-shape="id58" draw:end-glue-point="3" svg:d="M13566 9726h501v16784h-2008v-501" svg:viewBox="0 0 2009 16785">
          <text:p/>
        </draw:connector>
        <draw:custom-shape draw:style-name="gr3" draw:text-style-name="P2" xml:id="id99" draw:id="id99" draw:layer="layout" svg:width="0.217cm" svg:height="6.054cm" svg:x="12.817cm" svg:y="8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3" draw:id="id93" draw:layer="layout" svg:width="0.216cm" svg:height="6.054cm" svg:x="12.222cm" svg:y="8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1.573cm" svg:y="15.3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0" draw:id="id70" draw:layer="layout" svg:width="4.972cm" svg:height="0.757cm" draw:transform="rotate (1.5707963267949) translate (11.681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72" draw:id="id72" draw:layer="layout" svg:width="4.972cm" svg:height="0.757cm" draw:transform="rotate (1.5707963267949) translate (12.762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68" draw:id="id68" draw:layer="layout" svg:width="4.972cm" svg:height="0.757cm" draw:transform="rotate (1.5707963267949) translate (12.762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4.972cm" svg:height="0.757cm" draw:transform="rotate (1.5707963267949) translate (11.681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69" draw:id="id69" draw:layer="layout" svg:width="1.822cm" svg:height="1.081cm" svg:x="11.704cm" svg:y="11.7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1" draw:id="id71" draw:layer="layout" svg:width="1.777cm" svg:height="1.081cm" svg:x="11.704cm" svg:y="13.0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67" draw:id="id67" draw:layer="layout" svg:width="1.862cm" svg:height="1.081cm" svg:x="11.704cm" svg:y="10.46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5" draw:id="id65" draw:layer="layout" svg:width="1.862cm" svg:height="1.081cm" svg:x="11.704cm" svg:y="9.18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704cm" svg:y1="9.726cm" svg:x2="12.059cm" svg:y2="21.037cm" draw:start-shape="id65" draw:start-glue-point="3" draw:end-shape="id66" draw:end-glue-point="1" svg:d="M11704 9726h-501v5926h856v5385" svg:viewBox="0 0 857 11312">
          <text:p/>
        </draw:connector>
        <draw:connector draw:style-name="gr10" draw:text-style-name="P1" draw:layer="layout" draw:line-skew="0cm 4.653cm" svg:x1="11.704cm" svg:y1="11.003cm" svg:x2="13.14cm" svg:y2="21.037cm" draw:start-shape="id67" draw:start-glue-point="3" draw:end-shape="id68" draw:end-glue-point="1" svg:d="M11704 11003h-501v9940h1937v94" svg:viewBox="0 0 1938 10035">
          <text:p/>
        </draw:connector>
        <draw:connector draw:style-name="gr10" draw:text-style-name="P1" draw:layer="layout" svg:x1="11.704cm" svg:y1="12.257cm" svg:x2="12.059cm" svg:y2="15.632cm" draw:start-shape="id69" draw:start-glue-point="3" draw:end-shape="id70" draw:end-glue-point="1" svg:d="M11704 12257h-509v1958h864v1417" svg:viewBox="0 0 865 3376">
          <text:p/>
        </draw:connector>
        <draw:connector draw:style-name="gr10" draw:text-style-name="P1" draw:layer="layout" svg:x1="11.704cm" svg:y1="13.557cm" svg:x2="13.14cm" svg:y2="15.632cm" draw:start-shape="id71" draw:start-glue-point="3" draw:end-shape="id72" draw:end-glue-point="1" svg:d="M11704 13557h-533v1308h1969v767" svg:viewBox="0 0 1970 2076">
          <text:p/>
        </draw:connector>
        <draw:connector draw:style-name="gr10" draw:text-style-name="P1" draw:layer="layout" svg:x1="13.481cm" svg:y1="13.557cm" svg:x2="13.14cm" svg:y2="20.604cm" draw:start-shape="id71" draw:start-glue-point="1" draw:end-shape="id72" draw:end-glue-point="3" svg:d="M13481 13557h538v7548h-879v-501" svg:viewBox="0 0 880 7549">
          <text:p/>
        </draw:connector>
        <draw:connector draw:style-name="gr10" draw:text-style-name="P1" draw:layer="layout" svg:x1="13.526cm" svg:y1="12.257cm" svg:x2="12.059cm" svg:y2="20.604cm" draw:start-shape="id69" draw:start-glue-point="1" draw:end-shape="id70" draw:end-glue-point="3" svg:d="M13526 12257h508v8848h-1975v-501" svg:viewBox="0 0 1976 8849">
          <text:p/>
        </draw:connector>
        <draw:connector draw:style-name="gr10" draw:text-style-name="P1" draw:layer="layout" svg:x1="13.566cm" svg:y1="11.003cm" svg:x2="13.14cm" svg:y2="26.009cm" draw:start-shape="id67" draw:start-glue-point="1" draw:end-shape="id68" draw:end-glue-point="3" svg:d="M13566 11003h501v15507h-927v-501" svg:viewBox="0 0 928 15508">
          <text:p/>
        </draw:connector>
        <draw:connector draw:style-name="gr10" draw:text-style-name="P1" draw:layer="layout" svg:x1="13.566cm" svg:y1="9.726cm" svg:x2="12.059cm" svg:y2="26.009cm" draw:start-shape="id65" draw:start-glue-point="1" draw:end-shape="id66" draw:end-glue-point="3" svg:d="M13566 9726h501v16784h-2008v-501" svg:viewBox="0 0 2009 16785">
          <text:p/>
        </draw:connector>
        <draw:custom-shape draw:style-name="gr3" draw:text-style-name="P2" xml:id="id100" draw:id="id100" draw:layer="layout" svg:width="0.217cm" svg:height="6.054cm" svg:x="16.217cm" svg:y="8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4" draw:id="id94" draw:layer="layout" svg:width="0.216cm" svg:height="6.054cm" svg:x="15.622cm" svg:y="8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4.973cm" svg:y="15.3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8" draw:id="id78" draw:layer="layout" svg:width="4.972cm" svg:height="0.757cm" draw:transform="rotate (1.5707963267949) translate (15.081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80" draw:id="id80" draw:layer="layout" svg:width="4.972cm" svg:height="0.757cm" draw:transform="rotate (1.5707963267949) translate (16.162cm 20.604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76" draw:id="id76" draw:layer="layout" svg:width="4.972cm" svg:height="0.757cm" draw:transform="rotate (1.5707963267949) translate (16.162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74" draw:id="id74" draw:layer="layout" svg:width="4.972cm" svg:height="0.757cm" draw:transform="rotate (1.5707963267949) translate (15.081cm 26.009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77" draw:id="id77" draw:layer="layout" svg:width="1.822cm" svg:height="1.081cm" svg:x="15.104cm" svg:y="11.7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9" draw:id="id79" draw:layer="layout" svg:width="1.777cm" svg:height="1.081cm" svg:x="15.104cm" svg:y="13.017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75" draw:id="id75" draw:layer="layout" svg:width="1.862cm" svg:height="1.081cm" svg:x="15.104cm" svg:y="10.463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73" draw:id="id73" draw:layer="layout" svg:width="1.862cm" svg:height="1.081cm" svg:x="15.104cm" svg:y="9.186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104cm" svg:y1="9.726cm" svg:x2="15.459cm" svg:y2="21.037cm" draw:start-shape="id73" draw:start-glue-point="3" draw:end-shape="id74" draw:end-glue-point="1" svg:d="M15104 9726h-501v5926h856v5385" svg:viewBox="0 0 857 11312">
          <text:p/>
        </draw:connector>
        <draw:connector draw:style-name="gr10" draw:text-style-name="P1" draw:layer="layout" draw:line-skew="0cm 4.653cm" svg:x1="15.104cm" svg:y1="11.003cm" svg:x2="16.54cm" svg:y2="21.037cm" draw:start-shape="id75" draw:start-glue-point="3" draw:end-shape="id76" draw:end-glue-point="1" svg:d="M15104 11003h-501v9940h1937v94" svg:viewBox="0 0 1938 10035">
          <text:p/>
        </draw:connector>
        <draw:connector draw:style-name="gr10" draw:text-style-name="P1" draw:layer="layout" svg:x1="15.104cm" svg:y1="12.257cm" svg:x2="15.459cm" svg:y2="15.632cm" draw:start-shape="id77" draw:start-glue-point="3" draw:end-shape="id78" draw:end-glue-point="1" svg:d="M15104 12257h-509v1958h864v1417" svg:viewBox="0 0 865 3376">
          <text:p/>
        </draw:connector>
        <draw:connector draw:style-name="gr10" draw:text-style-name="P1" draw:layer="layout" svg:x1="15.104cm" svg:y1="13.557cm" svg:x2="16.54cm" svg:y2="15.632cm" draw:start-shape="id79" draw:start-glue-point="3" draw:end-shape="id80" draw:end-glue-point="1" svg:d="M15104 13557h-533v1308h1969v767" svg:viewBox="0 0 1970 2076">
          <text:p/>
        </draw:connector>
        <draw:connector draw:style-name="gr10" draw:text-style-name="P1" draw:layer="layout" svg:x1="16.881cm" svg:y1="13.557cm" svg:x2="16.54cm" svg:y2="20.604cm" draw:start-shape="id79" draw:start-glue-point="1" draw:end-shape="id80" draw:end-glue-point="3" svg:d="M16881 13557h538v7548h-879v-501" svg:viewBox="0 0 880 7549">
          <text:p/>
        </draw:connector>
        <draw:connector draw:style-name="gr10" draw:text-style-name="P1" draw:layer="layout" svg:x1="16.926cm" svg:y1="12.257cm" svg:x2="15.459cm" svg:y2="20.604cm" draw:start-shape="id77" draw:start-glue-point="1" draw:end-shape="id78" draw:end-glue-point="3" svg:d="M16926 12257h508v8848h-1975v-501" svg:viewBox="0 0 1976 8849">
          <text:p/>
        </draw:connector>
        <draw:connector draw:style-name="gr10" draw:text-style-name="P1" draw:layer="layout" svg:x1="16.966cm" svg:y1="11.003cm" svg:x2="16.54cm" svg:y2="26.009cm" draw:start-shape="id75" draw:start-glue-point="1" draw:end-shape="id76" draw:end-glue-point="3" svg:d="M16966 11003h501v15507h-927v-501" svg:viewBox="0 0 928 15508">
          <text:p/>
        </draw:connector>
        <draw:connector draw:style-name="gr10" draw:text-style-name="P1" draw:layer="layout" svg:x1="16.966cm" svg:y1="9.726cm" svg:x2="15.459cm" svg:y2="26.009cm" draw:start-shape="id73" draw:start-glue-point="1" draw:end-shape="id74" draw:end-glue-point="3" svg:d="M16966 9726h501v16784h-2008v-501" svg:viewBox="0 0 2009 16785">
          <text:p/>
        </draw:connector>
        <draw:custom-shape draw:style-name="gr3" draw:text-style-name="P2" xml:id="id101" draw:id="id101" draw:layer="layout" svg:width="0.217cm" svg:height="6.054cm" svg:x="19.317cm" svg:y="8.4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5" draw:id="id95" draw:layer="layout" svg:width="0.216cm" svg:height="6.054cm" svg:x="18.722cm" svg:y="8.4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54cm" svg:height="11.027cm" svg:x="18.073cm" svg:y="15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86" draw:id="id86" draw:layer="layout" svg:width="4.972cm" svg:height="0.757cm" draw:transform="rotate (1.5707963267949) translate (18.181cm 20.605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88" draw:id="id88" draw:layer="layout" svg:width="4.972cm" svg:height="0.757cm" draw:transform="rotate (1.5707963267949) translate (19.262cm 20.605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84" draw:id="id84" draw:layer="layout" svg:width="4.972cm" svg:height="0.757cm" draw:transform="rotate (1.5707963267949) translate (19.262cm 26.01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6" draw:text-style-name="P4" xml:id="id82" draw:id="id82" draw:layer="layout" svg:width="4.972cm" svg:height="0.757cm" draw:transform="rotate (1.5707963267949) translate (18.181cm 26.01cm)">
          <text:p text:style-name="P1">LED Strip</text:p>
          <draw:enhanced-geometry svg:viewBox="0 0 21600 21600" draw:type="rectangle" draw:enhanced-path="M 0 0 L 21600 0 21600 21600 0 21600 0 0 Z N"/>
        </draw:custom-shape>
        <draw:custom-shape draw:style-name="gr7" draw:text-style-name="P1" xml:id="id85" draw:id="id85" draw:layer="layout" svg:width="1.822cm" svg:height="1.081cm" svg:x="18.204cm" svg:y="11.718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8" draw:text-style-name="P1" xml:id="id87" draw:id="id87" draw:layer="layout" svg:width="1.777cm" svg:height="1.081cm" svg:x="18.204cm" svg:y="13.018cm">
          <text:p text:style-name="P1">SMPS</text:p>
          <draw:enhanced-geometry svg:viewBox="0 0 21600 21600" draw:type="rectangle" draw:enhanced-path="M 0 0 L 21600 0 21600 21600 0 21600 0 0 Z N"/>
        </draw:custom-shape>
        <draw:custom-shape draw:style-name="gr9" draw:text-style-name="P1" xml:id="id83" draw:id="id83" draw:layer="layout" svg:width="1.862cm" svg:height="1.081cm" svg:x="18.204cm" svg:y="10.464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81" draw:id="id81" draw:layer="layout" svg:width="1.862cm" svg:height="1.081cm" svg:x="18.204cm" svg:y="9.187cm">
          <text:p text:style-name="P1">SM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8.204cm" svg:y1="9.727cm" svg:x2="18.559cm" svg:y2="21.038cm" draw:start-shape="id81" draw:start-glue-point="3" draw:end-shape="id82" draw:end-glue-point="1" svg:d="M18204 9727h-501v5926h856v5385" svg:viewBox="0 0 857 11312">
          <text:p/>
        </draw:connector>
        <draw:connector draw:style-name="gr10" draw:text-style-name="P1" draw:layer="layout" draw:line-skew="0cm 4.653cm" svg:x1="18.204cm" svg:y1="11.004cm" svg:x2="19.64cm" svg:y2="21.038cm" draw:start-shape="id83" draw:start-glue-point="3" draw:end-shape="id84" draw:end-glue-point="1" svg:d="M18204 11004h-501v9940h1937v94" svg:viewBox="0 0 1938 10035">
          <text:p/>
        </draw:connector>
        <draw:connector draw:style-name="gr10" draw:text-style-name="P1" draw:layer="layout" svg:x1="18.204cm" svg:y1="12.258cm" svg:x2="18.559cm" svg:y2="15.633cm" draw:start-shape="id85" draw:start-glue-point="3" draw:end-shape="id86" draw:end-glue-point="1" svg:d="M18204 12258h-509v1958h864v1417" svg:viewBox="0 0 865 3376">
          <text:p/>
        </draw:connector>
        <draw:connector draw:style-name="gr10" draw:text-style-name="P1" draw:layer="layout" svg:x1="18.204cm" svg:y1="13.558cm" svg:x2="19.64cm" svg:y2="15.633cm" draw:start-shape="id87" draw:start-glue-point="3" draw:end-shape="id88" draw:end-glue-point="1" svg:d="M18204 13558h-533v1308h1969v767" svg:viewBox="0 0 1970 2076">
          <text:p/>
        </draw:connector>
        <draw:connector draw:style-name="gr10" draw:text-style-name="P1" draw:layer="layout" svg:x1="19.981cm" svg:y1="13.558cm" svg:x2="19.64cm" svg:y2="20.605cm" draw:start-shape="id87" draw:start-glue-point="1" draw:end-shape="id88" draw:end-glue-point="3" svg:d="M19981 13558h538v7548h-879v-501" svg:viewBox="0 0 880 7549">
          <text:p/>
        </draw:connector>
        <draw:connector draw:style-name="gr10" draw:text-style-name="P1" draw:layer="layout" svg:x1="20.026cm" svg:y1="12.258cm" svg:x2="18.559cm" svg:y2="20.605cm" draw:start-shape="id85" draw:start-glue-point="1" draw:end-shape="id86" draw:end-glue-point="3" svg:d="M20026 12258h508v8848h-1975v-501" svg:viewBox="0 0 1976 8849">
          <text:p/>
        </draw:connector>
        <draw:connector draw:style-name="gr10" draw:text-style-name="P1" draw:layer="layout" svg:x1="20.066cm" svg:y1="11.004cm" svg:x2="19.64cm" svg:y2="26.01cm" draw:start-shape="id83" draw:start-glue-point="1" draw:end-shape="id84" draw:end-glue-point="3" svg:d="M20066 11004h501v15507h-927v-501" svg:viewBox="0 0 928 15508">
          <text:p/>
        </draw:connector>
        <draw:connector draw:style-name="gr10" draw:text-style-name="P1" draw:layer="layout" svg:x1="20.066cm" svg:y1="9.727cm" svg:x2="18.559cm" svg:y2="26.01cm" draw:start-shape="id81" draw:start-glue-point="1" draw:end-shape="id82" draw:end-glue-point="3" svg:d="M20066 9727h501v16784h-2008v-501" svg:viewBox="0 0 2009 16785">
          <text:p/>
        </draw:connector>
        <draw:connector draw:style-name="gr10" draw:text-style-name="P1" draw:layer="layout" svg:x1="8.604cm" svg:y1="4.769cm" svg:x2="2.23cm" svg:y2="8.493cm" draw:start-shape="id89" draw:start-glue-point="3" draw:end-shape="id90" draw:end-glue-point="0" svg:d="M8604 4769h-6374v3724" svg:viewBox="0 0 6375 3725">
          <text:p/>
        </draw:connector>
        <draw:connector draw:style-name="gr10" draw:text-style-name="P1" draw:layer="layout" svg:x1="5.63cm" svg:y1="8.494cm" svg:x2="8.604cm" svg:y2="4.769cm" draw:start-shape="id91" draw:start-glue-point="0" draw:end-shape="id89" draw:end-glue-point="3" svg:d="M5630 8494v-3725h2974" svg:viewBox="0 0 2975 3726">
          <text:p/>
        </draw:connector>
        <draw:connector draw:style-name="gr10" draw:text-style-name="P1" draw:layer="layout" svg:x1="8.93cm" svg:y1="8.496cm" svg:x2="8.604cm" svg:y2="4.769cm" draw:start-shape="id92" draw:start-glue-point="0" draw:end-shape="id89" draw:end-glue-point="3" svg:d="M8930 8496v-1419h-827v-2308h501" svg:viewBox="0 0 828 3728">
          <text:p/>
        </draw:connector>
        <draw:connector draw:style-name="gr10" draw:text-style-name="P1" draw:layer="layout" svg:x1="12.33cm" svg:y1="8.497cm" svg:x2="8.604cm" svg:y2="4.769cm" draw:start-shape="id93" draw:start-glue-point="0" draw:end-shape="id89" draw:end-glue-point="3" svg:d="M12330 8497v-1419h-4227v-2309h501" svg:viewBox="0 0 4228 3729">
          <text:p/>
        </draw:connector>
        <draw:connector draw:style-name="gr10" draw:text-style-name="P1" draw:layer="layout" svg:x1="15.73cm" svg:y1="8.497cm" svg:x2="8.604cm" svg:y2="4.769cm" draw:start-shape="id94" draw:start-glue-point="0" draw:end-shape="id89" draw:end-glue-point="3" svg:d="M15730 8497v-1419h-7627v-2309h501" svg:viewBox="0 0 7628 3729">
          <text:p/>
        </draw:connector>
        <draw:connector draw:style-name="gr10" draw:text-style-name="P1" draw:layer="layout" svg:x1="18.83cm" svg:y1="8.498cm" svg:x2="8.604cm" svg:y2="4.769cm" draw:start-shape="id95" draw:start-glue-point="0" draw:end-shape="id89" draw:end-glue-point="3" svg:d="M18830 8498v-1420h-10727v-2309h501" svg:viewBox="0 0 10728 3730">
          <text:p/>
        </draw:connector>
        <draw:connector draw:style-name="gr10" draw:text-style-name="P1" draw:layer="layout" draw:line-skew="0.655cm" svg:x1="2.825cm" svg:y1="8.493cm" svg:x2="12.668cm" svg:y2="4.769cm" draw:start-shape="id96" draw:start-glue-point="0" draw:end-shape="id89" draw:end-glue-point="1" svg:d="M2825 8493v-762h10344v-2962h-501" svg:viewBox="0 0 10345 3725">
          <text:p/>
        </draw:connector>
        <draw:connector draw:style-name="gr10" draw:text-style-name="P1" draw:layer="layout" draw:line-skew="0.655cm" svg:x1="6.225cm" svg:y1="8.494cm" svg:x2="12.668cm" svg:y2="4.769cm" draw:start-shape="id97" draw:start-glue-point="0" draw:end-shape="id89" draw:end-glue-point="1" svg:d="M6225 8494v-763h6944v-2962h-501" svg:viewBox="0 0 6945 3726">
          <text:p/>
        </draw:connector>
        <draw:connector draw:style-name="gr10" draw:text-style-name="P1" draw:layer="layout" draw:line-skew="0.654cm" svg:x1="9.525cm" svg:y1="8.496cm" svg:x2="12.668cm" svg:y2="4.769cm" draw:start-shape="id98" draw:start-glue-point="0" draw:end-shape="id89" draw:end-glue-point="1" svg:d="M9525 8496v-765h3644v-2962h-501" svg:viewBox="0 0 3645 3728">
          <text:p/>
        </draw:connector>
        <draw:connector draw:style-name="gr10" draw:text-style-name="P1" draw:layer="layout" draw:line-skew="0.78cm" svg:x1="12.925cm" svg:y1="8.497cm" svg:x2="12.668cm" svg:y2="4.769cm" draw:start-shape="id99" draw:start-glue-point="0" draw:end-shape="id89" draw:end-glue-point="1" svg:d="M12925 8497v-639h244v-3089h-501" svg:viewBox="0 0 502 3729">
          <text:p/>
        </draw:connector>
        <draw:connector draw:style-name="gr10" draw:text-style-name="P1" draw:layer="layout" svg:x1="16.325cm" svg:y1="8.497cm" svg:x2="12.668cm" svg:y2="4.769cm" draw:start-shape="id100" draw:start-glue-point="0" draw:end-shape="id89" draw:end-glue-point="1" svg:d="M16325 8497v-3728h-3657" svg:viewBox="0 0 3658 3729">
          <text:p/>
        </draw:connector>
        <draw:connector draw:style-name="gr10" draw:text-style-name="P1" draw:layer="layout" svg:x1="19.425cm" svg:y1="8.498cm" svg:x2="12.668cm" svg:y2="4.769cm" draw:start-shape="id101" draw:start-glue-point="0" draw:end-shape="id89" draw:end-glue-point="1" svg:d="M19425 8498v-3729h-6757" svg:viewBox="0 0 6758 3730">
          <text:p/>
        </draw:connector>
        <draw:connector draw:style-name="gr10" draw:text-style-name="P1" draw:layer="layout" draw:line-skew="0cm 2.837cm" svg:x1="8.704cm" svg:y1="2.411cm" svg:x2="10.636cm" svg:y2="3.88cm" draw:start-shape="id102" draw:start-glue-point="3" draw:end-shape="id89" draw:end-glue-point="0" svg:d="M8704 2411h-601v1383h2533v86" svg:viewBox="0 0 2534 1470">
          <text:p/>
        </draw:connector>
        <draw:connector draw:style-name="gr10" draw:text-style-name="P1" draw:layer="layout" draw:line-skew="0cm 6.232cm" svg:x1="10.736cm" svg:y1="1.459cm" svg:x2="10.636cm" svg:y2="5.658cm" draw:start-shape="id102" draw:start-glue-point="0" draw:end-shape="id89" draw:end-glue-point="2" svg:d="M10736 1459v-502h3599v5202h-3699v-501" svg:viewBox="0 0 3700 52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02:25:59.013282200</meta:creation-date>
    <dc:date>2020-11-07T03:06:00.773936114</dc:date>
    <meta:editing-duration>PT7M51S</meta:editing-duration>
    <meta:editing-cycles>1</meta:editing-cycles>
    <meta:document-statistic meta:object-count="225"/>
    <meta:generator>LibreOffice/6.4.6.2$Linux_X86_64 LibreOffice_project/40$Build-2</meta:generator>
  </office:meta>
</office:document-meta>
</file>